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061369" officeooo:paragraph-rsid="00061369"/>
    </style:style>
    <style:style style:name="P2" style:family="paragraph" style:parent-style-name="Subtitle" style:list-style-name="L1">
      <style:paragraph-properties fo:margin-top="0.106cm" fo:margin-bottom="0.212cm" loext:contextual-spacing="false" fo:text-align="start" style:justify-single-word="false"/>
      <style:text-properties officeooo:rsid="0004b6c2" officeooo:paragraph-rsid="0004b6c2"/>
    </style:style>
    <style:style style:name="P3" style:family="paragraph" style:parent-style-name="Text_20_body" style:list-style-name="L1">
      <style:text-properties officeooo:paragraph-rsid="00061369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04b6c2" officeooo:paragraph-rsid="0004b6c2"/>
    </style:style>
    <style:style style:name="P5" style:family="paragraph" style:parent-style-name="Text_20_body">
      <style:paragraph-properties fo:text-align="start" style:justify-single-word="false"/>
      <style:text-properties officeooo:rsid="0004b6c2" officeooo:paragraph-rsid="0004b6c2"/>
    </style:style>
    <style:style style:name="P6" style:family="paragraph" style:parent-style-name="Text_20_body" style:list-style-name="L1">
      <style:paragraph-properties fo:text-align="start" style:justify-single-word="false"/>
      <style:text-properties officeooo:paragraph-rsid="0004b6c2"/>
    </style:style>
    <style:style style:name="P7" style:family="paragraph" style:parent-style-name="Text_20_body" style:list-style-name="L5">
      <style:paragraph-properties fo:text-align="start" style:justify-single-word="false"/>
      <style:text-properties officeooo:rsid="00061369" officeooo:paragraph-rsid="00061369"/>
    </style:style>
    <style:style style:name="P8" style:family="paragraph" style:parent-style-name="Text_20_body">
      <style:text-properties officeooo:rsid="00061369" officeooo:paragraph-rsid="00061369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061369"/>
    </style:style>
    <style:style style:name="P11" style:family="paragraph" style:parent-style-name="Text_20_body" style:list-style-name="L4">
      <style:paragraph-properties fo:margin-top="0cm" fo:margin-bottom="0cm" loext:contextual-spacing="false"/>
      <style:text-properties officeooo:paragraph-rsid="00061369"/>
    </style:style>
    <style:style style:name="P12" style:family="paragraph" style:parent-style-name="Text_20_body" style:list-style-name="L4">
      <style:paragraph-properties fo:margin-top="0cm" fo:margin-bottom="0.046cm" loext:contextual-spacing="false" fo:text-align="start" style:justify-single-word="false"/>
      <style:text-properties officeooo:paragraph-rsid="00061369"/>
    </style:style>
    <style:style style:name="P13" style:family="paragraph" style:parent-style-name="Title">
      <style:text-properties officeooo:rsid="00061369" officeooo:paragraph-rsid="00061369"/>
    </style:style>
    <style:style style:name="T1" style:family="text">
      <style:text-properties officeooo:rsid="0004b6c2"/>
    </style:style>
    <style:style style:name="T2" style:family="text">
      <style:text-properties officeooo:rsid="0004ec25"/>
    </style:style>
    <style:style style:name="T3" style:family="text">
      <style:text-properties officeooo:rsid="0006136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frastructure – UnBSense</text:p>
      <text:p text:style-name="P8"/>
      <text:list xml:id="list1408296754" text:style-name="L1">
        <text:list-header>
          <text:p text:style-name="P2">Software</text:p>
        </text:list-header>
        <text:list-item>
          <text:p text:style-name="P6"><text:span text:style-name="T1">Cloud based servers in AWS, Azure or Google Cloud</text:span></text:p>
        </text:list-item>
        <text:list-item>
          <text:p text:style-name="P4">PWA for users, requires only a browser regardless of the operational system</text:p>
        </text:list-item>
        <text:list-item>
          <text:p text:style-name="P4">SaaS model, therefore no software is installed in the user’s machine</text:p>
        </text:list-item>
        <text:list-item>
          <text:p text:style-name="P4">HTTPS (SSL) <text:span text:style-name="T2">and</text:span> FTP protocols <text:span text:style-name="T2">and SSH</text:span> will be available.</text:p>
        </text:list-item>
      </text:list>
      <text:p text:style-name="P5"/>
      <text:p text:style-name="P1"><text:tab/>Hardware (I believe I can fly!)</text:p>
      <text:list xml:id="list1208509979" text:style-name="L4">
        <text:list-item>
          <text:p text:style-name="P12"><text:span text:style-name="T3">2 Intel E5-2670v3 12 Core/24 Thread 2.3Ghz 30Mb Cache Processors </text:span></text:p>
        </text:list-item>
        <text:list-item>
          <text:p text:style-name="P11">512 GB RAM </text:p>
        </text:list-item>
        <text:list-item>
          <text:p text:style-name="P11">Internal drives - 256GB Samsung SSD </text:p>
        </text:list-item>
        <text:list-item>
          <text:p text:style-name="P11">External storage - Distributed Ceph Storage with SSD Caching Tier using 800GB Intel SSD DC S3610 Series Drives </text:p>
        </text:list-item>
      </text:list>
      <text:p text:style-name="P10"/>
      <text:p text:style-name="P1"><text:tab/>Facilities</text:p>
      <text:list xml:id="list2998180075" text:style-name="L5">
        <text:list-item>
          <text:p text:style-name="P7">Office for 5 in a co-working space.</text:p>
        </text:list-item>
        <text:list-item>
          <text:p text:style-name="P7">LARA – Automated Rationale Laboratory (CiC/UnB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28:26.770565615</meta:creation-date>
    <dc:date>2018-11-20T21:58:08.495564878</dc:date>
    <meta:editing-duration>PT16M1S</meta:editing-duration>
    <meta:editing-cycles>4</meta:editing-cycles>
    <meta:generator>LibreOffice/6.1.3.2$Linux_X86_64 LibreOffice_project/10$Build-2</meta:generator>
    <meta:document-statistic meta:table-count="0" meta:image-count="0" meta:object-count="0" meta:page-count="1" meta:paragraph-count="14" meta:word-count="112" meta:character-count="640" meta:non-whitespace-character-count="545"/>
  </office:meta>
</office:document-meta>
</file>